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7.1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2.04cm"/>
      <style:paragraph-properties style:writing-mode="lr-tb"/>
    </style:style>
    <style:style style:name="gr3" style:family="graphic" style:parent-style-name="standard">
      <style:graphic-properties svg:stroke-color="#784b04" draw:fill-color="#ffbf00" draw:textarea-horizontal-align="justify" draw:textarea-vertical-align="middle" draw:auto-grow-height="false" fo:min-height="1.147cm" fo:min-width="2.80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6" style:family="graphic" style:parent-style-name="standard">
      <style:graphic-properties svg:stroke-color="#224b12" draw:fill-color="#dde8cb" draw:textarea-horizontal-align="justify" draw:textarea-vertical-align="middle" draw:auto-grow-height="false" fo:min-height="1.277cm" fo:min-width="2.37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8cm" fo:min-width="1.532cm"/>
      <style:paragraph-properties style:writing-mode="lr-tb"/>
    </style:style>
    <style:style style:name="gr8" style:family="graphic" style:parent-style-name="objectwithoutfill">
      <style:graphic-properties svg:stroke-color="#111111" draw:marker-end="Arrow" draw:marker-end-width="0.3cm" draw:fill="solid" draw:textarea-vertical-align="top"/>
      <style:paragraph-properties style:writing-mode="lr-tb"/>
    </style:style>
    <style:style style:name="gr9" style:family="graphic" style:parent-style-name="objectwithoutfill">
      <style:graphic-properties svg:stroke-color="#111111" draw:marker-end="Arrow" draw:marker-end-width="0.3cm" draw:fill="solid" draw:textarea-vertical-align="botto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3.818cm"/>
      <style:paragraph-properties style:writing-mode="lr-tb"/>
    </style:style>
    <style:style style:name="gr12" style:family="graphic" style:parent-style-name="standard">
      <style:graphic-properties svg:stroke-color="#224b12" draw:fill-color="#dde8cb" draw:textarea-horizontal-align="justify" draw:textarea-vertical-align="middle" draw:auto-grow-height="false" fo:min-height="0.739cm" fo:min-width="1.296cm"/>
      <style:paragraph-properties style:writing-mode="lr-tb"/>
    </style:style>
    <style:style style:name="gr13" style:family="graphic" style:parent-style-name="standard">
      <style:graphic-properties svg:stroke-color="#224b12" draw:fill-color="#dde8cb" draw:textarea-horizontal-align="justify" draw:textarea-vertical-align="middle" draw:auto-grow-height="false" fo:min-height="0.828cm" fo:min-width="1.11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47cm" fo:min-width="3.945cm"/>
      <style:paragraph-properties style:writing-mode="lr-tb"/>
    </style:style>
    <style:style style:name="gr15" style:family="graphic" style:parent-style-name="standard">
      <style:graphic-properties svg:stroke-color="#224b12" draw:fill-color="#dde8cb" draw:textarea-horizontal-align="justify" draw:textarea-vertical-align="middle" draw:auto-grow-height="false" fo:min-height="0.828cm" fo:min-width="0.938cm"/>
      <style:paragraph-properties style:writing-mode="lr-tb"/>
    </style:style>
    <style:style style:name="gr16" style:family="graphic" style:parent-style-name="standard">
      <style:graphic-properties svg:stroke-color="#224b12" draw:fill-color="#dde8cb" draw:textarea-horizontal-align="justify" draw:textarea-vertical-align="middle" draw:auto-grow-height="false" fo:min-height="1.008cm" fo:min-width="1.02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dde8cb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solid"/>
      <style:paragraph-properties fo:text-align="end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2cm" svg:height="1.397cm" svg:x="5.312cm" svg:y="8.874cm">
          <text:p text:style-name="P1">“Let’s play cats and kittens”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2.54cm" svg:height="1.397cm" svg:x="17.129cm" svg:y="27.289cm">
          <text:p text:style-name="P1">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3.302cm" svg:height="1.397cm" svg:x="7.471cm" svg:y="11.795cm">
          <text:p text:style-name="P1">Listening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683cm" svg:y1="6.461cm" svg:x2="9.122cm" svg:y2="8.874cm" draw:start-shape="id1" draw:start-glue-point="8" draw:end-shape="id2" draw:end-glue-point="0" svg:d="M4683 6461l4439 2413" svg:viewBox="0 0 4440 2414">
          <text:p/>
        </draw:connector>
        <draw:connector draw:style-name="gr5" draw:text-style-name="P4" draw:layer="layout" draw:type="lines" svg:x1="9.122cm" svg:y1="10.271cm" svg:x2="9.122cm" svg:y2="11.795cm" draw:start-shape="id2" draw:start-glue-point="2" draw:end-shape="id3" draw:end-glue-point="0" svg:d="M9122 10271v500 522 502" svg:viewBox="0 0 1 1525">
          <text:p/>
        </draw:connector>
        <draw:custom-shape draw:style-name="gr6" draw:text-style-name="P5" xml:id="id4" draw:id="id4" draw:layer="layout" svg:width="4.064cm" svg:height="2.159cm" svg:x="7.09cm" svg:y="14.97cm">
          <text:p text:style-name="P1">*four digits 0-9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4.064cm" svg:height="2.159cm" svg:x="13.821cm" svg:y="15.732cm">
          <text:p text:style-name="P1">*other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s" svg:x1="9.122cm" svg:y1="13.192cm" svg:x2="9.122cm" svg:y2="14.97cm" draw:start-shape="id3" draw:start-glue-point="2" draw:end-shape="id4" draw:end-glue-point="4" svg:d="M9122 13192v500 776 502" svg:viewBox="0 0 1 1779">
          <text:p/>
        </draw:connector>
        <draw:connector draw:style-name="gr5" draw:text-style-name="P4" draw:layer="layout" draw:type="lines" svg:x1="10.773cm" svg:y1="12.493cm" svg:x2="13.821cm" svg:y2="16.812cm" draw:start-shape="id3" draw:end-shape="id5" draw:end-glue-point="6" svg:d="M10773 12493h501l2046 4319h501" svg:viewBox="0 0 3049 4320">
          <text:p/>
        </draw:connector>
        <draw:custom-shape draw:style-name="gr1" draw:text-style-name="P1" xml:id="id7" draw:id="id7" draw:layer="layout" svg:width="7.62cm" svg:height="1.397cm" svg:x="11.789cm" svg:y="21.701cm">
          <text:p text:style-name="P1">“Meow meow meow meow”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s" svg:x1="9.122cm" svg:y1="17.129cm" svg:x2="9.122cm" svg:y2="19.415cm" draw:start-shape="id4" draw:start-glue-point="8" draw:end-shape="id6" draw:end-glue-point="4" svg:d="M9122 17129v501 1284 501" svg:viewBox="0 0 1 2287">
          <text:p/>
        </draw:connector>
        <draw:custom-shape draw:style-name="gr7" draw:text-style-name="P1" xml:id="id6" draw:id="id6" draw:layer="layout" svg:width="4.064cm" svg:height="2.794cm" svg:x="7.09cm" svg:y="19.415cm">
          <text:p text:style-name="P1">All corre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type="lines" draw:line-skew="0cm -0.26cm" svg:x1="11.154cm" svg:y1="20.812cm" svg:x2="15.599cm" svg:y2="21.701cm" draw:start-shape="id6" draw:start-glue-point="7" draw:end-shape="id7" draw:end-glue-point="0" svg:d="M11154 20812h502l3943 127v762" svg:viewBox="0 0 4446 890">
          <text:p text:style-name="P6">True</text:p>
        </draw:connector>
        <draw:connector draw:style-name="gr5" draw:text-style-name="P4" draw:layer="layout" draw:type="lines" svg:x1="15.599cm" svg:y1="23.098cm" svg:x2="15.655cm" svg:y2="24.368cm" draw:start-shape="id7" draw:start-glue-point="2" draw:end-shape="id8" draw:end-glue-point="0" svg:d="M15599 23098v500l56 268v502" svg:viewBox="0 0 57 1271">
          <text:p/>
        </draw:connector>
        <draw:connector draw:style-name="gr9" draw:text-style-name="P9" draw:layer="layout" draw:type="lines" draw:line-skew="-1.658cm" svg:x1="7.09cm" svg:y1="20.812cm" svg:x2="4.867cm" svg:y2="19.542cm" draw:start-shape="id6" draw:start-glue-point="5" draw:end-shape="id9" draw:end-glue-point="2" svg:d="M7090 20812h-2159l-64-770v-500" svg:viewBox="0 0 2224 1271">
          <text:p text:style-name="P8">False</text:p>
        </draw:connector>
        <draw:custom-shape draw:style-name="gr10" draw:text-style-name="P1" xml:id="id9" draw:id="id9" draw:layer="layout" svg:width="3.175cm" svg:height="1.905cm" svg:x="3.28cm" svg:y="17.637cm">
          <text:p text:style-name="P1">“X cats,</text:p>
          <text:p text:style-name="P1">Y kittens”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s" draw:line-skew="-4.579cm" svg:x1="4.867cm" svg:y1="17.637cm" svg:x2="7.471cm" svg:y2="12.493cm" draw:start-shape="id9" draw:start-glue-point="0" draw:end-shape="id3" draw:end-glue-point="3" svg:d="M4867 17637v-5081l2103-63h501" svg:viewBox="0 0 2605 5145">
          <text:p/>
        </draw:connector>
        <draw:custom-shape draw:style-name="gr1" draw:text-style-name="P1" xml:id="id10" draw:id="id10" draw:layer="layout" svg:width="7.62cm" svg:height="1.397cm" svg:x="12.17cm" svg:y="11.795cm">
          <text:p text:style-name="P1">“I need four digits!”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s" svg:x1="15.853cm" svg:y1="15.732cm" svg:x2="15.98cm" svg:y2="13.192cm" draw:start-shape="id5" draw:start-glue-point="4" draw:end-shape="id10" draw:end-glue-point="2" svg:d="M15853 15732v-502l127-1538v-500" svg:viewBox="0 0 128 2541">
          <text:p/>
        </draw:connector>
        <draw:connector draw:style-name="gr5" draw:text-style-name="P4" draw:layer="layout" draw:type="lines" svg:x1="15.98cm" svg:y1="11.795cm" svg:x2="9.122cm" svg:y2="11.795cm" draw:start-shape="id10" draw:start-glue-point="0" draw:end-shape="id3" draw:end-glue-point="0" svg:d="M15980 11795v-502h-6858v502" svg:viewBox="0 0 6859 503">
          <text:p/>
        </draw:connector>
        <draw:custom-shape draw:style-name="gr11" draw:text-style-name="P1" xml:id="id16" draw:id="id16" draw:layer="layout" svg:width="4.318cm" svg:height="1.397cm" svg:x="7.096cm" svg:y="1.254cm">
          <text:p text:style-name="P1">“Welcome!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2.54cm" svg:height="1.397cm" svg:x="1.381cm" svg:y="1.254cm">
          <text:p text:style-name="P1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7" draw:id="id17" draw:layer="layout" svg:width="3.302cm" svg:height="1.397cm" svg:x="7.604cm" svg:y="5.064cm">
          <text:p text:style-name="P1">Listening</text:p>
          <draw:enhanced-geometry svg:viewBox="0 0 21600 21600" draw:type="rectangle" draw:enhanced-path="M 0 0 L 21600 0 21600 21600 0 21600 0 0 Z N"/>
        </draw:custom-shape>
        <draw:custom-shape draw:style-name="gr12" draw:text-style-name="P5" xml:id="id1" draw:id="id1" draw:layer="layout" svg:width="2.54cm" svg:height="1.397cm" svg:x="3.413cm" svg:y="5.064cm">
          <text:p text:style-name="P1">*play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8" draw:id="id18" draw:layer="layout" svg:width="2.286cm" svg:height="1.524cm" svg:x="12.303cm" svg:y="4.937cm">
          <text:p text:style-name="P1">*help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8" draw:id="id8" draw:layer="layout" svg:width="4.445cm" svg:height="1.397cm" svg:x="13.433cm" svg:y="24.368cm">
          <text:p text:style-name="P1">“Play again?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302cm" svg:height="1.397cm" svg:x="8.487cm" svg:y="24.368cm">
          <text:p text:style-name="P1">Listening</text:p>
          <draw:enhanced-geometry svg:viewBox="0 0 21600 21600" draw:type="rectangle" draw:enhanced-path="M 0 0 L 21600 0 21600 21600 0 21600 0 0 Z N"/>
        </draw:custom-shape>
        <draw:custom-shape draw:style-name="gr15" draw:text-style-name="P5" xml:id="id13" draw:id="id13" draw:layer="layout" svg:width="2.032cm" svg:height="1.524cm" svg:x="9.128cm" svg:y="27.176cm">
          <text:p text:style-name="P1">*no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2" draw:id="id12" draw:layer="layout" svg:width="2.159cm" svg:height="1.778cm" svg:x="2.518cm" svg:y="24.241cm">
          <text:p text:style-name="P1">*yes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s" svg:x1="13.433cm" svg:y1="25.066cm" svg:x2="11.789cm" svg:y2="25.066cm" draw:start-shape="id8" draw:start-glue-point="3" draw:end-shape="id11" draw:end-glue-point="1" svg:d="M13433 25066h-502-641-501" svg:viewBox="0 0 1645 1">
          <text:p/>
        </draw:connector>
        <draw:connector draw:style-name="gr5" draw:text-style-name="P4" draw:layer="layout" draw:type="lines" svg:x1="8.487cm" svg:y1="25.066cm" svg:x2="4.677cm" svg:y2="25.13cm" draw:start-shape="id11" draw:start-glue-point="3" draw:end-shape="id12" draw:end-glue-point="10" svg:d="M8487 25066h-501l-2808 64h-501" svg:viewBox="0 0 3811 65">
          <text:p/>
        </draw:connector>
        <draw:connector draw:style-name="gr5" draw:text-style-name="P4" draw:layer="layout" draw:type="lines" svg:x1="13.434cm" svg:y1="25.066cm" svg:x2="11.79cm" svg:y2="25.066cm" svg:d="M13434 25066h-502-641-501" svg:viewBox="0 0 1645 1">
          <text:p/>
        </draw:connector>
        <draw:connector draw:style-name="gr5" draw:text-style-name="P4" draw:layer="layout" draw:type="lines" svg:x1="10.138cm" svg:y1="25.765cm" svg:x2="10.144cm" svg:y2="27.176cm" draw:start-shape="id11" draw:start-glue-point="2" draw:end-shape="id13" draw:end-glue-point="4" svg:d="M10138 25765v500l6 410v501" svg:viewBox="0 0 7 1412">
          <text:p/>
        </draw:connector>
        <draw:connector draw:style-name="gr5" draw:text-style-name="P4" draw:layer="layout" draw:type="lines" svg:x1="11.16cm" svg:y1="27.938cm" svg:x2="17.129cm" svg:y2="27.987cm" draw:start-shape="id13" draw:start-glue-point="10" draw:end-shape="id14" draw:end-glue-point="3" svg:d="M11160 27938h502l4966 49h501" svg:viewBox="0 0 5970 50">
          <text:p/>
        </draw:connector>
        <draw:connector draw:style-name="gr5" draw:text-style-name="P4" draw:layer="layout" draw:type="lines" draw:line-skew="0cm -2.67cm" svg:x1="2.518cm" svg:y1="25.13cm" svg:x2="5.312cm" svg:y2="9.572cm" draw:start-shape="id12" draw:start-glue-point="6" draw:end-shape="id2" draw:end-glue-point="3" svg:d="M2518 25130h-502l121-15558h3175" svg:viewBox="0 0 3297 15559">
          <text:p/>
        </draw:connector>
        <draw:connector draw:style-name="gr4" draw:text-style-name="P4" draw:layer="layout" draw:type="line" svg:x1="3.921cm" svg:y1="1.952cm" svg:x2="7.096cm" svg:y2="1.952cm" draw:start-shape="id15" draw:start-glue-point="1" draw:end-shape="id16" draw:end-glue-point="3" svg:d="M3921 1952h3175" svg:viewBox="0 0 3176 1">
          <text:p/>
        </draw:connector>
        <draw:connector draw:style-name="gr4" draw:text-style-name="P4" draw:layer="layout" draw:type="line" svg:x1="9.255cm" svg:y1="2.651cm" svg:x2="9.255cm" svg:y2="5.064cm" draw:start-shape="id16" draw:start-glue-point="2" draw:end-shape="id17" draw:end-glue-point="0" svg:d="M9255 2651v2413" svg:viewBox="0 0 1 2414">
          <text:p/>
        </draw:connector>
        <draw:connector draw:style-name="gr4" draw:text-style-name="P4" draw:layer="layout" draw:type="line" svg:x1="14.255cm" svg:y1="5.16cm" svg:x2="15.986cm" svg:y2="4.302cm" draw:start-shape="id18" draw:start-glue-point="11" draw:end-shape="id19" draw:end-glue-point="2" svg:d="M14255 5160l1731-858" svg:viewBox="0 0 1732 859">
          <text:p/>
        </draw:connector>
        <draw:connector draw:style-name="gr4" draw:text-style-name="P4" draw:layer="layout" draw:type="line" svg:x1="7.604cm" svg:y1="5.762cm" svg:x2="5.953cm" svg:y2="5.763cm" draw:start-shape="id17" draw:start-glue-point="3" draw:end-shape="id1" draw:end-glue-point="10" svg:d="M7604 5762l-1651 1" svg:viewBox="0 0 1652 2">
          <text:p/>
        </draw:connector>
        <draw:connector draw:style-name="gr4" draw:text-style-name="P4" draw:layer="layout" draw:type="line" svg:x1="10.906cm" svg:y1="5.762cm" svg:x2="12.303cm" svg:y2="5.699cm" draw:start-shape="id17" draw:start-glue-point="1" draw:end-shape="id18" draw:end-glue-point="6" svg:d="M10906 5762l1397-63" svg:viewBox="0 0 1398 64">
          <text:p/>
        </draw:connector>
        <draw:custom-shape draw:style-name="gr11" draw:text-style-name="P1" xml:id="id19" draw:id="id19" draw:layer="layout" svg:width="4.318cm" svg:height="1.397cm" svg:x="13.827cm" svg:y="2.905cm">
          <text:p text:style-name="P1">“How to play!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draw:line-skew="0cm -0.895cm" svg:x1="13.827cm" svg:y1="3.603cm" svg:x2="9.255cm" svg:y2="5.064cm" draw:start-shape="id19" draw:start-glue-point="3" draw:end-shape="id17" draw:end-glue-point="0" svg:d="M13827 3603h-501l-4071 64v1397" svg:viewBox="0 0 4573 14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0:56:01.160715250</meta:creation-date>
    <dc:date>2021-03-22T21:06:52.974872283</dc:date>
    <meta:editing-duration>PT26M55S</meta:editing-duration>
    <meta:editing-cycles>13</meta:editing-cycles>
    <meta:generator>LibreOffice/6.4.6.2$Linux_X86_64 LibreOffice_project/40$Build-2</meta:generator>
    <meta:document-statistic meta:object-count="42"/>
  </office:meta>
</office:document-meta>
</file>